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c4b0" officeooo:paragraph-rsid="001fc4b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4fce" officeooo:paragraph-rsid="000729d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a9b99" officeooo:paragraph-rsid="0025a8a2" style:font-weight-asian="normal" style:font-weight-complex="normal"/>
    </style:style>
    <style:style style:name="T1" style:family="text">
      <style:text-properties officeooo:rsid="002153ce"/>
    </style:style>
    <style:style style:name="T2" style:family="text">
      <style:text-properties officeooo:rsid="0024a0b8"/>
    </style:style>
    <style:style style:name="T3" style:family="text">
      <style:text-properties officeooo:rsid="0024cb0b"/>
    </style:style>
    <style:style style:name="T4" style:family="text">
      <style:text-properties officeooo:rsid="0025a8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nigme n°<text:span text:style-name="T1">5</text:span></text:p>
      <text:p text:style-name="P2"/>
      <text:p text:style-name="P3">Écrire une fonction qui initialise les valeurs d'un tableau d'entier à 1, 2, 3, 4… <text:span text:style-name="T2">jusqu’à un nombre </text:span><text:span text:style-name="T3">entier</text:span><text:span text:style-name="T2"> max</text:span><text:span text:style-name="T3">imu</text:span><text:span text:style-name="T4">m</text:span><text:span text:style-name="T3"> m</text:span><text:span text:style-name="T2"> d</text:span><text:span text:style-name="T3">onné</text:span><text:span text:style-name="T2"> en entré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20:27:00.096000000</meta:creation-date>
    <dc:date>2022-02-22T13:44:13.571000000</dc:date>
    <meta:editing-duration>PT49M21S</meta:editing-duration>
    <meta:editing-cycles>18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2" meta:word-count="26" meta:character-count="144" meta:non-whitespace-character-count="120"/>
  </office:meta>
</office:document-meta>
</file>